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bf00" fo:padding="0.097cm" fo:border="0.0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f962" officeooo:paragraph-rsid="0018f962"/>
    </style:style>
    <style:style style:name="P2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text-underline-style="solid" style:text-underline-width="auto" style:text-underline-color="font-color" officeooo:rsid="0018f962" officeooo:paragraph-rsid="0018f962"/>
    </style:style>
    <style:style style:name="P3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text-underline-style="solid" style:text-underline-width="auto" style:text-underline-color="font-color" officeooo:rsid="001aa895" officeooo:paragraph-rsid="001aa895"/>
    </style:style>
    <style:style style:name="P4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text-underline-style="none" officeooo:rsid="0018f962" officeooo:paragraph-rsid="0018f962"/>
    </style:style>
    <style:style style:name="P5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text-underline-style="none" officeooo:rsid="001d0800" officeooo:paragraph-rsid="001d0800"/>
    </style:style>
    <style:style style:name="P6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text-underline-style="none" officeooo:rsid="001e7f5f" officeooo:paragraph-rsid="001e7f5f"/>
    </style:style>
    <style:style style:name="P7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text-underline-style="none" officeooo:rsid="00213b8a" officeooo:paragraph-rsid="00213b8a"/>
    </style:style>
    <style:style style:name="P8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officeooo:paragraph-rsid="001aa895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bold" officeooo:rsid="0018f962" officeooo:paragraph-rsid="0018f962" style:font-weight-asian="bold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fo:color="#c9211e" loext:opacity="100%" style:text-underline-style="solid" style:text-underline-width="auto" style:text-underline-color="font-color" fo:font-weight="bold" officeooo:rsid="0018f962" officeooo:paragraph-rsid="001aa895" style:font-weight-asian="bold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fo:color="#c9211e" loext:opacity="100%" style:text-underline-style="solid" style:text-underline-width="auto" style:text-underline-color="font-color" fo:font-weight="bold" officeooo:rsid="001d0800" officeooo:paragraph-rsid="001d0800" style:font-weight-asian="bold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use-window-font-color="true" loext:opacity="0%" style:text-underline-style="none" fo:font-weight="normal" officeooo:rsid="001d0800" officeooo:paragraph-rsid="001d0800" style:font-weight-asian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fo:color="#3465a4" loext:opacity="100%" style:text-underline-style="solid" style:text-underline-width="auto" style:text-underline-color="font-color" officeooo:rsid="0018f962" officeooo:paragraph-rsid="001aa895"/>
    </style:style>
    <style:style style:name="P15" style:family="paragraph" style:parent-style-name="Standard">
      <style:paragraph-properties fo:text-align="start" style:justify-single-word="false">
        <style:tab-stops>
          <style:tab-stop style:position="3.307cm"/>
          <style:tab-stop style:position="4.346cm"/>
        </style:tab-stops>
      </style:paragraph-properties>
      <style:text-properties fo:color="#3465a4" loext:opacity="100%" style:text-underline-style="solid" style:text-underline-width="auto" style:text-underline-color="font-color" officeooo:rsid="0018f962" officeooo:paragraph-rsid="0018f962"/>
    </style:style>
    <style:style style:name="P16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fo:color="#3465a4" loext:opacity="100%" style:text-underline-style="solid" style:text-underline-width="auto" style:text-underline-color="font-color" officeooo:rsid="001aa895" officeooo:paragraph-rsid="001aa895"/>
    </style:style>
    <style:style style:name="P17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f962" officeooo:paragraph-rsid="0018f962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1b501f" officeooo:paragraph-rsid="001b501f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8f962" officeooo:paragraph-rsid="0018f962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8f962" officeooo:paragraph-rsid="0018f962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82daa" officeooo:paragraph-rsid="0018f962" style:font-weight-asian="bold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use-window-font-color="true" loext:opacity="0%" style:text-underline-style="none" fo:font-weight="normal" officeooo:rsid="001d0800" officeooo:paragraph-rsid="00233a5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3465a4" loext:opacity="100%" style:text-underline-style="solid" style:text-underline-width="auto" style:text-underline-color="font-color" officeooo:rsid="0018f962" officeooo:paragraph-rsid="0018f962"/>
    </style:style>
    <style:style style:name="P24" style:family="paragraph" style:parent-style-name="Standard">
      <style:paragraph-properties fo:text-align="start" style:justify-single-word="false"/>
      <style:text-properties fo:color="#3465a4" loext:opacity="100%" style:text-underline-style="solid" style:text-underline-width="auto" style:text-underline-color="font-color" officeooo:paragraph-rsid="00274d1a"/>
    </style:style>
    <style:style style:name="P25" style:family="paragraph" style:parent-style-name="Text_20_body">
      <style:paragraph-properties fo:margin-top="0cm" fo:margin-bottom="0cm" style:contextual-spacing="false" fo:line-height="138%" style:writing-mode="lr-tb"/>
    </style:style>
    <style:style style:name="T1" style:family="text">
      <style:text-properties style:text-underline-style="none" fo:font-weight="normal" officeooo:rsid="00247504" style:font-weight-asian="normal" style:font-weight-complex="normal"/>
    </style:style>
    <style:style style:name="T2" style:family="text">
      <style:text-properties style:text-underline-style="none" fo:font-weight="normal" officeooo:rsid="00260204" style:font-weight-asian="normal" style:font-weight-complex="normal"/>
    </style:style>
    <style:style style:name="T3" style:family="text">
      <style:text-properties style:text-underline-style="none" fo:font-weight="normal" officeooo:rsid="00274d1a" style:font-weight-asian="normal" style:font-weight-complex="normal"/>
    </style:style>
    <style:style style:name="T4" style:family="text">
      <style:text-properties fo:color="#c9211e" loext:opacity="100%" style:text-underline-style="solid" style:text-underline-width="auto" style:text-underline-color="font-color" fo:font-weight="bold" officeooo:rsid="0018f962" style:font-weight-asian="bold" style:font-weight-complex="bold"/>
    </style:style>
    <style:style style:name="T5" style:family="text">
      <style:text-properties fo:color="#c9211e" loext:opacity="100%" style:text-underline-style="solid" style:text-underline-width="auto" style:text-underline-color="font-color" fo:font-weight="bold" officeooo:rsid="001aa895" style:font-weight-asian="bold" style:font-weight-complex="bold"/>
    </style:style>
    <style:style style:name="T6" style:family="text">
      <style:text-properties officeooo:rsid="001b501f"/>
    </style:style>
    <style:style style:name="T7" style:family="text">
      <style:text-properties officeooo:rsid="00213b8a"/>
    </style:style>
    <style:style style:name="T8" style:family="text">
      <style:text-properties officeooo:rsid="00233a5a"/>
    </style:style>
    <style:style style:name="T9" style:family="text">
      <style:text-properties officeooo:rsid="00260204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4d1a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4d1a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underline-style="none" fo:font-weight="normal" officeooo:rsid="00274d1a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74d1a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74d1a" style:text-blinking="false" fo:background-color="transparent" loext:char-shading-value="0" style:font-weight-asian="normal" style:font-weight-complex="normal"/>
    </style:style>
    <style:style style:name="T19" style:family="text">
      <style:text-properties officeooo:rsid="00274d1a"/>
    </style:style>
    <style:style style:name="T20" style:family="text">
      <style:text-properties officeooo:rsid="00290e2a"/>
    </style:style>
    <style:style style:name="T21" style:family="text">
      <style:text-properties style:font-name="Arial1"/>
    </style:style>
    <style:style style:name="T22" style:family="text">
      <style:text-properties style:font-name="Arial1" style:text-underline-style="none" fo:font-weight="normal" officeooo:rsid="00247504" style:font-weight-asian="normal" style:font-weight-complex="normal"/>
    </style:style>
    <style:style style:name="T23" style:family="text">
      <style:text-properties style:font-name="Arial1" style:text-underline-style="none" fo:font-weight="normal" officeooo:rsid="00260204" style:font-weight-asian="normal" style:font-weight-complex="normal"/>
    </style:style>
    <style:style style:name="T24" style:family="text">
      <style:text-properties style:font-name="Arial1" style:text-underline-style="none" fo:font-weight="normal" officeooo:rsid="00274d1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Numéro de projet 20</text:p>
      <text:p text:style-name="P20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7">Cahier des charges</text:p>
          </table:table-cell>
        </table:table-row>
      </table:table>
      <text:p text:style-name="P21"/>
      <text:p text:style-name="P10">I Présentation du projet</text:p>
      <text:p text:style-name="P10"/>
      <text:p text:style-name="P14">Les acteurs du projet</text:p>
      <text:p text:style-name="P11"/>
      <text:p text:style-name="P22">Maître d’ouvrage : <text:span text:style-name="T8">Mr </text:span>Provot Laurent </text:p>
      <text:p text:style-name="P13"/>
      <text:p text:style-name="P13">Maître d’œuvre : <text:span text:style-name="T8">MAUJA</text:span></text:p>
      <text:p text:style-name="P13"/>
      <text:p text:style-name="P13">Chef de projet :</text:p>
      <text:p text:style-name="P13"/>
      <text:p text:style-name="P13">Equipe :</text:p>
      <text:p text:style-name="P13">Ugo → a pour qualités ….</text:p>
      <text:p text:style-name="P13">Maxime → a pour qualités …</text:p>
      <text:p text:style-name="P13">Jérémy → a pour qualités …</text:p>
      <text:p text:style-name="P13">Adrien → a pour qualités …</text:p>
      <text:p text:style-name="P13">Antoine → a pour qualités …</text:p>
      <text:p text:style-name="P12"/>
      <text:p text:style-name="P1"/>
      <text:p text:style-name="P23">Nature de la prestation demandée</text:p>
      <text:p text:style-name="P23"/>
      <text:p text:style-name="P24"><text:span text:style-name="T19">(</text:span><text:bookmark text:name="docs-internal-guid-62de6b4d-7fff-765b-8333-46077f5bd5d9"/><text:span text:style-name="T10">présenter le projet en 10-15 lignes</text:span></text:p>
      <text:p text:style-name="P25"><text:span text:style-name="T10">genèse du projet, avant(qui a eu l’idée comment s’est venu), pendant(comment on va fonctionner, ce qu’on veut en faire ressortir), après(ce qu’on va en faire) du projet</text:span><text:span text:style-name="T11">)</text:span></text:p>
      <text:p text:style-name="P1"/>
      <text:p text:style-name="P1"/>
      <text:p text:style-name="P15">Estimation des grandes étapes et dates butoirs</text:p>
      <text:p text:style-name="P2"/>
      <text:p text:style-name="P4">W<text:span text:style-name="T6">BS :</text:span></text:p>
      <text:p text:style-name="P2"/>
      <text:p text:style-name="P6">Délai de réalisation :</text:p>
      <text:p text:style-name="P6"/>
      <text:p text:style-name="P6">Niveau de confidentialité : … </text:p>
      <text:p text:style-name="P2"/>
      <table:table table:name="Tableau2" table:style-name="Tableau2">
        <table:table-column table:style-name="Tableau2.A" table:number-columns-repeated="3"/>
        <table:table-column table:style-name="Tableau2.D"/>
        <table:table-row table:style-name="TableLine2885264301504">
          <table:table-cell table:style-name="Tableau2.A1" table:number-columns-spanned="4" office:value-type="string">
            <text:p text:style-name="P18">Devis :</text:p>
          </table:table-cell>
          <table:covered-table-cell/>
          <table:covered-table-cell/>
          <table:covered-table-cell/>
        </table:table-row>
        <table:table-row table:style-name="TableLine2885264293616"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D2" office:value-type="string">
            <text:p text:style-name="P9"/>
          </table:table-cell>
        </table:table-row>
        <table:table-row table:style-name="TableLine2885264303952"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D2" office:value-type="string">
            <text:p text:style-name="P9"/>
          </table:table-cell>
        </table:table-row>
        <table:table-row table:style-name="TableLine2885264301776"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9"/>
          </table:table-cell>
          <table:table-cell table:style-name="Tableau2.D2" office:value-type="string">
            <text:p text:style-name="P9"/>
          </table:table-cell>
        </table:table-row>
      </table:table>
      <text:p text:style-name="P2"/>
      <text:p text:style-name="P2"/>
      <text:p text:style-name="P16">Organisation de l’équipe et du travail</text:p>
      <text:p text:style-name="P3"/>
      <text:p text:style-name="P5">Outil de communication :</text:p>
      <text:p text:style-name="P5"/>
      <text:p text:style-name="P5">Outil <text:span text:style-name="T7">utilisé pour partager le travail :</text:span></text:p>
      <text:p text:style-name="P5"/>
      <text:p text:style-name="P7"><text:soft-page-break/>Planning réunion (démo, début de sprint, …)</text:p>
      <text:p text:style-name="P7"/>
      <text:p text:style-name="P3"/>
      <text:p text:style-name="P8"><text:span text:style-name="T4">I</text:span><text:span text:style-name="T5">I</text:span><text:span text:style-name="T4"> </text:span><text:span text:style-name="T5">Cahier des charges fonctionnel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23:33:20.557764203</meta:creation-date>
    <dc:date>2021-11-19T17:19:23.605000000</dc:date>
    <meta:editing-duration>PT40M45S</meta:editing-duration>
    <meta:editing-cycles>10</meta:editing-cycles>
    <meta:generator>LibreOffice/7.2.2.2$Windows_X86_64 LibreOffice_project/02b2acce88a210515b4a5bb2e46cbfb63fe97d56</meta:generator>
    <meta:document-statistic meta:table-count="2" meta:image-count="0" meta:object-count="0" meta:page-count="2" meta:paragraph-count="26" meta:word-count="148" meta:character-count="820" meta:non-whitespace-character-count="696"/>
  </office:meta>
</office:document-meta>
</file>